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7" style:family="paragraph" style:parent-style-name="Text_20_body" style:list-style-name="L1">
      <style:text-properties style:font-name="Cambria" fo:language="ru" fo:country="RU"/>
    </style:style>
    <style:style style:name="P8" style:family="paragraph" style:parent-style-name="Text_20_body" style:list-style-name="L2">
      <style:text-properties style:font-name="Cambria" fo:language="ru" fo:country="RU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name-asian="Times New Roman1" style:font-style-asian="italic" style:font-name-complex="Times New Roman1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name-asian="Times New Roman2" style:font-style-asian="normal" style:font-name-complex="Times New Roman2" style:font-style-complex="normal"/>
    </style:style>
    <style:style style:name="T9" style:family="text">
      <style:text-properties fo:font-style="normal" style:font-name-asian="Times New Roman1" style:font-style-asian="normal" style:font-name-complex="Times New Roman1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1.png" xlink:type="simple" xlink:show="embed" xlink:actuate="onLoad"/></draw:frame></text:p>
          </table:table-cell>
          <table:table-cell table:style-name="Table1.B1" office:value-type="string">
            <text:h text:style-name="P10" text:outline-level="1">Ступень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1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значение выходного сигнала, вычисленное по алгоритму:</text:p>
            <text:p text:style-name="P6"><draw:frame draw:style-name="fr3" draw:name="Объект1" text:anchor-type="as-char" svg:y="-0.746cm" svg:width="4.651cm" svg:height="1.393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5">где<draw:frame draw:style-name="fr4" draw:name="Object3" text:anchor-type="as-char" svg:y="-0.441cm" svg:width="0.531cm" svg:height="0.62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– время срабатывания, <draw:frame draw:style-name="fr4" draw:name="Object4" text:anchor-type="as-char" svg:y="-0.441cm" svg:width="0.66cm" svg:height="0.62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– начальное значение,<draw:frame draw:style-name="fr4" draw:name="Object5" text:anchor-type="as-char" svg:y="-0.441cm" svg:width="0.653cm" svg:height="0.62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– конечное значение,<draw:frame draw:style-name="fr4" draw:name="Object6" text:anchor-type="as-char" svg:y="-0.441cm" svg:width="0.376cm" svg:height="0.54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– текущее модельное время в секундах.</text:p>
            <text:p text:style-name="P5"><text:span text:style-name="T2">Свойства</text:span>:</text:p>
            <text:list xml:id="list8385581936330562861" text:style-name="L1">
              <text:list-item>
                <text:p text:style-name="P7">Время срабатывания –<draw:frame draw:style-name="fr4" draw:name="Object7" text:anchor-type="as-char" svg:y="-0.441cm" svg:width="0.531cm" svg:height="0.621cm" draw:z-index="7"><draw:object xlink:href="./Object 8" xlink:type="simple" xlink:show="embed" xlink:actuate="onLoad"/><draw:image xlink:href="./ObjectReplacements/Object 8" xlink:type="simple" xlink:show="embed" xlink:actuate="onLoad"/></draw:frame>.</text:p>
              </text:list-item>
              <text:list-item>
                <text:p text:style-name="P7">Начальное состояние –<draw:frame draw:style-name="fr4" draw:name="Object8" text:anchor-type="as-char" svg:y="-0.441cm" svg:width="0.66cm" svg:height="0.62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  </text:list-item>
              <text:list-item>
                <text:p text:style-name="P7">Конечное состояние –<draw:frame draw:style-name="fr4" draw:name="Object9" text:anchor-type="as-char" svg:y="-0.441cm" svg:width="0.653cm" svg:height="0.62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</text:list>
            <text:p text:style-name="P5">Свойства могут быть векторами<draw:frame draw:style-name="fr4" draw:name="Объект2" text:anchor-type="as-char" svg:y="-0.473cm" svg:width="3.836cm" svg:height="0.684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,<draw:frame draw:style-name="fr4" draw:name="Объект3" text:anchor-type="as-char" svg:y="-0.473cm" svg:width="4.353cm" svg:height="0.684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и <draw:frame draw:style-name="fr4" draw:name="Объект4" text:anchor-type="as-char" svg:y="-0.473cm" svg:width="4.337cm" svg:height="0.68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размерности которых должны быть одинаковы, в этом случае на выходе будет также вектор:</text:p>
            <text:p text:style-name="P6"><draw:frame draw:style-name="fr4" draw:name="Объект5" text:anchor-type="as-char" svg:y="-0.746cm" svg:width="5.267cm" svg:height="1.393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5">Примеры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0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Именов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<text:soft-page-break/>Время срабатывания</text:p>
                </table:table-cell>
                <table:table-cell table:style-name="Таблица1.B3" office:value-type="string">
                  <text:p text:style-name="P5">[time_start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y_off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y_on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Смешан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y_off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y_on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2">Векторн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Время срабатывания</text:p>
                </table:table-cell>
                <table:table-cell table:style-name="Таблица1.B3" office:value-type="string">
                  <text:p text:style-name="P5">[3,2]</text:p>
                </table:table-cell>
              </table:table-row>
              <table:table-row>
                <table:table-cell table:style-name="Таблица1.A3" office:value-type="string">
                  <text:p text:style-name="P5">Начальное состояние</text:p>
                </table:table-cell>
                <table:table-cell table:style-name="Таблица1.B3" office:value-type="string">
                  <text:p text:style-name="P5">[0.0,0.0]</text:p>
                </table:table-cell>
              </table:table-row>
              <table:table-row>
                <table:table-cell table:style-name="Таблица1.A3" office:value-type="string">
                  <text:p text:style-name="P5">Конечное состояние</text:p>
                </table:table-cell>
                <table:table-cell table:style-name="Таблица1.B3" office:value-type="string">
                  <text:p text:style-name="P5">[5.5,6.5]</text:p>
                </table:table-cell>
              </table:table-row>
            </table:table>
            <text:p text:style-name="P5"><text:span text:style-name="T2">Примечани</text:span><text:span text:style-name="T2">я</text:span>:</text:p>
            <text:list xml:id="list3126371472672499090" text:style-name="L2">
              <text:list-item>
                <text:p text:style-name="P8">По умолчанию блок формирует <text:span text:style-name="T3">скалярный</text:span> выходной сигнал.</text:p>
              </text:list-item>
              <text:list-item>
                <text:p text:style-name="P9">Именованные свойства задаются как <text:span text:style-name="T4">локальные</text:span><text:span text:style-name="T7"> переменные модели (или субмодели) во вкладке </text:span><text:span text:style-name="T4">Параметры</text:span><text:span text:style-name="T7"> или как глобальные сигналы проекта при помощи пункта главного меню </text:span><text:span text:style-name="T4">Графика</text:span><text:span text:style-name="T7"> </text:span><text:span text:style-name="T8">→</text:span><text:span text:style-name="T9"> </text:span><text:span text:style-name="T5">Сигналы</text:span><text:span text:style-name="T7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упенька</dc:title>
    <dc:date>2014-11-28T17:25:55.08</dc:date>
    <meta:generator>OpenOffice/4.1.1$Win32 OpenOffice.org_project/411m6$Build-9775</meta:generator>
    <meta:editing-duration>PT2H59M21S</meta:editing-duration>
    <meta:editing-cycles>71</meta:editing-cycles>
    <meta:print-date>2011-11-10T16:21:48.35</meta:print-date>
    <meta:document-statistic meta:table-count="2" meta:image-count="2" meta:object-count="12" meta:page-count="2" meta:paragraph-count="55" meta:word-count="167" meta:character-count="119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sub>
              <mi>t</mi>
              <mn>0</mn>
            </msub>
          </mrow>
          <mo stretchy="false">⃗</mo>
        </mover>
        <mo stretchy="false">=</mo>
        <mfenced open="[" close="]">
          <mrow>
            <msub>
              <mi>t</mi>
              <mrow>
                <mn>0,1</mn>
              </mrow>
            </msub>
            <mi>,</mi>
            <msub>
              <mi>t</mi>
              <mrow>
                <mn>0,2</mn>
              </mrow>
            </msub>
            <mi>,</mi>
            <mn>...</mn>
            <msub>
              <mi>t</mi>
              <mrow>
                <mn>0,</mn>
                <mi>n</mi>
              </mrow>
            </msub>
          </mrow>
        </mfenced>
      </mrow>
    </mrow>
    <annotation encoding="StarMath 5.0">vec {t_0}= left [
t_{0,1} , t_{0,2} , ... t_{0,n}
right ] </annotation>
  </semantics>
</math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1</mn>
            </msub>
          </mrow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_1}=left [
y_{1,1} , y_{1,2} , ... y_{1,n}
right ] 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/>
                    <mi mathvariant="italic">если</mi>
                    <mi/>
                    <mrow>
                      <mi>t</mi>
                      <mo stretchy="false">≤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/>
                    <mi mathvariant="italic">если</mi>
                    <mi/>
                    <mrow>
                      <mi>t</mi>
                      <mo stretchy="false">&g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n>.</mn>
                  </mrow>
                </mtd>
              </mtr>
            </mtable>
          </mrow>
        </mrow>
      </mrow>
    </mrow>
    <annotation encoding="StarMath 5.0">y_i(t) = left lbrace stack{
alignl y_{0,i} ~ если ~ t &lt;= t_{0,i} , #
alignl y_{1,i} ~ если ~ t &gt; t_{0,i} .  }
right none
</annotation>
  </semantics>
</math>
</file>

<file path=Object 2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left [
y_{0,1} , y_{0,2} , ... y_{0,n}
right] 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0</mn>
                    </msub>
                    <mi/>
                    <mi mathvariant="italic">при</mi>
                    <mi/>
                    <mrow>
                      <mi>t</mi>
                      <mo stretchy="false">≤</mo>
                      <msub>
                        <mi>t</mi>
                        <mn>0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1</mn>
                    </msub>
                    <mi/>
                    <mi mathvariant="italic">при</mi>
                    <mi/>
                    <mrow>
                      <mi>t</mi>
                      <mo stretchy="false">&gt;</mo>
                      <msub>
                        <mi>t</mi>
                        <mn>0</mn>
                      </msub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y_0  ~ при ~ t &lt;= t_0  #
alignl y_1  ~ при ~ t &gt; t_0 ,  }
right none
</annotation>
  </semantics>
</math>
</file>

<file path=Object 4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5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6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